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7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 style:shrink-to-fit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-nov</text:p>
          </table:table-cell>
          <table:table-cell table:style-name="ce7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8-nov</text:p>
          </table:table-cell>
          <table:table-cell table:style-name="ce7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1">
          <table:table-cell table:style-name="ce3" table:number-columns-repeated="4"/>
          <table:table-cell table:number-columns-repeated="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-nov</text:p>
          </table:table-cell>
          <table:table-cell table:style-name="ce4" office:value-type="string" calcext:value-type="string">
            <text:p>9-nov-2016.odt</text:p>
          </table:table-cell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Github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p command</text:p>
          </table:table-cell>
          <table:table-cell table:style-name="ce2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v command</text:p>
          </table:table-cell>
          <table:table-cell table:style-name="ce2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an command</text:p>
          </table:table-cell>
          <table:table-cell table:style-name="ce2" office:value-type="string" calcext:value-type="string">
            <text:p>What is github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t command</text:p>
          </table:table-cell>
          <table:table-cell table:style-name="ce2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ac command</text:p>
          </table:table-cell>
          <table:table-cell table:style-name="ce2" office:value-type="string" calcext:value-type="string">
            <text:p>What is repository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grep command</text:p>
          </table:table-cell>
          <table:table-cell table:style-name="ce2" office:value-type="string" calcext:value-type="string">
            <text:p>Steps to install git 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wc command</text:p>
          </table:table-cell>
          <table:table-cell table:style-name="ce2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rt command</text:p>
          </table:table-cell>
          <table:table-cell table:style-name="ce2" office:value-type="string" calcext:value-type="string">
            <text:p>command to update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2" office:value-type="string" calcext:value-type="string">
            <text:p>create repository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who command</text:p>
          </table:table-cell>
          <table:table-cell table:style-name="ce2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o am i command</text:p>
          </table:table-cell>
          <table:table-cell table:style-name="ce2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ssw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mo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i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ree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oweroff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boot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-nov</text:p>
          </table:table-cell>
          <table:table-cell table:style-name="ce8" office:value-type="string" calcext:value-type="string">
            <text:p>10-nov-2016.odt</text:p>
          </table:table-cell>
          <table:table-cell table:style-name="ce6" office:value-type="string" calcext:value-type="string">
            <text:p>nano command</text:p>
          </table:table-cell>
          <table:table-cell table:style-name="ce9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initialize it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add data 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commit or save it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add remote name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push data to repository</text:p>
          </table:table-cell>
          <table:table-cell table:number-columns-repeated="5"/>
        </table:table-row>
        <table:table-row table:style-name="ro4">
          <table:table-cell table:style-name="ce6" table:number-columns-repeated="4"/>
          <table:table-cell table:style-name="ce6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4">
          <table:table-cell table:number-columns-repeated="4"/>
          <table:table-cell table:style-name="ce6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commited multiple files to repositor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4:51:37.149565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0T14:56:57.680781733</dc:date>
    <meta:editing-duration>PT15H58M38S</meta:editing-duration>
    <meta:editing-cycles>30</meta:editing-cycles>
    <meta:generator>LibreOffice/4.2.8.2$Linux_x86 LibreOffice_project/420m0$Build-2</meta:generator>
    <meta:document-statistic meta:table-count="1" meta:cell-count="83" meta:object-count="0"/>
  </office:meta>
</office:document-meta>
</file>